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3.625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3.54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9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5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 style:data-style-name="N0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a933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a933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a933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00a933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a933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3" style:family="table-cell" style:parent-style-name="Default" style:data-style-name="N0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9"/>
        <table:table-column table:style-name="co2" table:default-cell-style-name="ce79"/>
        <table:table-column table:style-name="co3" table:default-cell-style-name="ce79"/>
        <table:table-column table:style-name="co4" table:default-cell-style-name="ce79"/>
        <table:table-column table:style-name="co2" table:number-columns-repeated="4" table:default-cell-style-name="ce79"/>
        <table:table-column table:style-name="co5" table:default-cell-style-name="ce79"/>
        <table:table-column table:style-name="co6" table:number-columns-repeated="2" table:default-cell-style-name="ce79"/>
        <table:table-column table:style-name="co2" table:default-cell-style-name="ce79"/>
        <table:table-column table:style-name="co7" table:default-cell-style-name="ce79"/>
        <table:table-column table:style-name="co2" table:default-cell-style-name="ce79"/>
        <table:table-column table:style-name="co8" table:number-columns-repeated="2" table:default-cell-style-name="ce79"/>
        <table:table-column table:style-name="co2" table:default-cell-style-name="ce79"/>
        <table:table-column table:style-name="co9" table:default-cell-style-name="ce79"/>
        <table:table-column table:style-name="co10" table:default-cell-style-name="ce79"/>
        <table:table-column table:style-name="co11" table:number-columns-repeated="1005" table:default-cell-style-name="ce79"/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0" office:value-type="string" calcext:value-type="string" table:number-columns-spanned="1" table:number-rows-spanned="2">
            <text:p>INSTANCIAS</text:p>
          </table:table-cell>
          <table:table-cell table:style-name="ce20" office:value-type="string" calcext:value-type="string" table:number-columns-spanned="1" table:number-rows-spanned="2">
            <text:p>GRUPO</text:p>
          </table:table-cell>
          <table:table-cell table:style-name="ce20" office:value-type="string" calcext:value-type="string" table:number-columns-spanned="1" table:number-rows-spanned="2">
            <text:p>GUROBI</text:p>
          </table:table-cell>
          <table:table-cell table:style-name="ce20" office:value-type="string" calcext:value-type="string" table:number-columns-spanned="1" table:number-rows-spanned="2">
            <text:p>BRKGA</text:p>
          </table:table-cell>
          <table:table-cell table:style-name="ce20" office:value-type="string" calcext:value-type="string" table:number-columns-spanned="1" table:number-rows-spanned="2">
            <text:p>VNS</text:p>
          </table:table-cell>
          <table:table-cell table:style-name="ce20" office:value-type="string" calcext:value-type="string" table:number-columns-spanned="1" table:number-rows-spanned="2">
            <text:p>GRASP + VND</text:p>
          </table:table-cell>
          <table:table-cell table:style-name="ce20" office:value-type="string" calcext:value-type="string" table:number-columns-spanned="1" table:number-rows-spanned="2">
            <text:p>Nº Execuções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number-columns-repeated="3"/>
          <table:covered-table-cell table:number-columns-repeated="7"/>
          <table:table-cell table:style-name="ce6"/>
          <table:table-cell table:style-name="ce19" table:number-columns-repeated="2"/>
          <table:table-cell table:number-columns-repeated="1011"/>
        </table:table-row>
        <table:table-row table:style-name="ro3">
          <table:table-cell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50" office:value-type="float" office:value="23168" calcext:value-type="float">
            <text:p>23168</text:p>
          </table:table-cell>
          <table:table-cell table:style-name="ce9" office:value-type="float" office:value="23533" calcext:value-type="float">
            <text:p>23533</text:p>
          </table:table-cell>
          <table:table-cell table:style-name="ce10" office:value-type="float" office:value="23168" calcext:value-type="float">
            <text:p>23168</text:p>
          </table:table-cell>
          <table:table-cell table:style-name="ce50" office:value-type="float" office:value="23168" calcext:value-type="float">
            <text:p>23168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style-name="ce19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50" office:value-type="float" office:value="27953" calcext:value-type="float">
            <text:p>27953</text:p>
          </table:table-cell>
          <table:table-cell table:style-name="ce9" office:value-type="float" office:value="27987" calcext:value-type="float">
            <text:p>27987</text:p>
          </table:table-cell>
          <table:table-cell table:style-name="ce10" office:value-type="float" office:value="27953" calcext:value-type="float">
            <text:p>27953</text:p>
          </table:table-cell>
          <table:table-cell table:style-name="ce50" office:value-type="float" office:value="27953" calcext:value-type="float">
            <text:p>27953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style-name="ce19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50" office:value-type="float" office:value="3025" calcext:value-type="float">
            <text:p>3025</text:p>
          </table:table-cell>
          <table:table-cell table:number-columns-repeated="2" table:style-name="ce10" office:value-type="float" office:value="3025" calcext:value-type="float">
            <text:p>3025</text:p>
          </table:table-cell>
          <table:table-cell table:style-name="ce50" office:value-type="float" office:value="3025" calcext:value-type="float">
            <text:p>3025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50" office:value-type="float" office:value="4801" calcext:value-type="float">
            <text:p>4801</text:p>
          </table:table-cell>
          <table:table-cell table:number-columns-repeated="2" table:style-name="ce10" office:value-type="float" office:value="4801" calcext:value-type="float">
            <text:p>4801</text:p>
          </table:table-cell>
          <table:table-cell table:style-name="ce50" office:value-type="float" office:value="4801" calcext:value-type="float">
            <text:p>4801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50" office:value-type="float" office:value="6785" calcext:value-type="float">
            <text:p>6785</text:p>
          </table:table-cell>
          <table:table-cell table:number-columns-repeated="2" table:style-name="ce10" office:value-type="float" office:value="6785" calcext:value-type="float">
            <text:p>6785</text:p>
          </table:table-cell>
          <table:table-cell table:style-name="ce50" office:value-type="float" office:value="6785" calcext:value-type="float">
            <text:p>6785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50" office:value-type="float" office:value="28087" calcext:value-type="float">
            <text:p>28087</text:p>
          </table:table-cell>
          <table:table-cell table:style-name="ce9" office:value-type="float" office:value="28099" calcext:value-type="float">
            <text:p>28099</text:p>
          </table:table-cell>
          <table:table-cell table:style-name="ce10" office:value-type="float" office:value="28087" calcext:value-type="float">
            <text:p>28087</text:p>
          </table:table-cell>
          <table:table-cell table:style-name="ce7" office:value-type="float" office:value="28221" calcext:value-type="float">
            <text:p>28221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50" office:value-type="float" office:value="9497" calcext:value-type="float">
            <text:p>9497</text:p>
          </table:table-cell>
          <table:table-cell table:style-name="ce9" office:value-type="float" office:value="9712" calcext:value-type="float">
            <text:p>9712</text:p>
          </table:table-cell>
          <table:table-cell table:style-name="ce9" office:value-type="float" office:value="9520" calcext:value-type="float">
            <text:p>9520</text:p>
          </table:table-cell>
          <table:table-cell table:style-name="ce7" office:value-type="float" office:value="9588" calcext:value-type="float">
            <text:p>9588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50" office:value-type="float" office:value="6568" calcext:value-type="float">
            <text:p>6568</text:p>
          </table:table-cell>
          <table:table-cell table:number-columns-repeated="2" table:style-name="ce10" office:value-type="float" office:value="6568" calcext:value-type="float">
            <text:p>6568</text:p>
          </table:table-cell>
          <table:table-cell table:style-name="ce50" office:value-type="float" office:value="6568" calcext:value-type="float">
            <text:p>6568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50" office:value-type="float" office:value="38773" calcext:value-type="float">
            <text:p>38773</text:p>
          </table:table-cell>
          <table:table-cell table:number-columns-repeated="2" table:style-name="ce10" office:value-type="float" office:value="38773" calcext:value-type="float">
            <text:p>38773</text:p>
          </table:table-cell>
          <table:table-cell table:style-name="ce50" office:value-type="float" office:value="38773" calcext:value-type="float">
            <text:p>38773</text:p>
          </table:table-cell>
          <table:table-cell table:style-name="ce11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3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9147" calcext:value-type="float">
            <text:p>19147</text:p>
          </table:table-cell>
          <table:table-cell table:style-name="ce15" office:value-type="float" office:value="19263" calcext:value-type="float">
            <text:p>19263</text:p>
          </table:table-cell>
          <table:table-cell table:style-name="ce15" office:value-type="float" office:value="19238" calcext:value-type="float">
            <text:p>19238</text:p>
          </table:table-cell>
          <table:table-cell table:style-name="ce13" office:value-type="float" office:value="19241" calcext:value-type="float">
            <text:p>19241</text:p>
          </table:table-cell>
          <table:table-cell table:style-name="ce16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3">
          <table:table-cell table:number-columns-repeated="3"/>
          <table:table-cell table:style-name="ce18" table:number-columns-repeated="2"/>
          <table:table-cell table:style-name="ce6" table:number-columns-repeated="2"/>
          <table:table-cell table:style-name="ce19" table:number-columns-repeated="3"/>
          <table:table-cell table:style-name="ce18"/>
          <table:table-cell table:number-columns-repeated="1013"/>
        </table:table-row>
        <table:table-row table:style-name="ro4">
          <table:table-cell table:number-columns-repeated="3"/>
          <table:table-cell table:style-name="ce23" office:value-type="string" calcext:value-type="string" table:number-columns-spanned="1" table:number-rows-spanned="3">
            <text:p>INSTANCIAS</text:p>
          </table:table-cell>
          <table:table-cell table:style-name="ce23" office:value-type="string" calcext:value-type="string" table:number-columns-spanned="1" table:number-rows-spanned="3">
            <text:p>GRUPO</text:p>
          </table:table-cell>
          <table:table-cell table:style-name="ce75" office:value-type="string" calcext:value-type="string" table:number-columns-spanned="2" table:number-rows-spanned="2">
            <text:p>GUROBI</text:p>
          </table:table-cell>
          <table:covered-table-cell/>
          <table:table-cell table:style-name="ce75" office:value-type="string" calcext:value-type="string" table:number-columns-spanned="2" table:number-rows-spanned="2">
            <text:p>BRKGA</text:p>
          </table:table-cell>
          <table:covered-table-cell/>
          <table:table-cell table:style-name="ce75" office:value-type="string" calcext:value-type="string" table:number-columns-spanned="2" table:number-rows-spanned="2">
            <text:p>VNS</text:p>
          </table:table-cell>
          <table:covered-table-cell/>
          <table:table-cell table:style-name="ce75" office:value-type="string" calcext:value-type="string" table:number-columns-spanned="2" table:number-rows-spanned="2">
            <text:p>GRASP + VND</text:p>
          </table:table-cell>
          <table:covered-table-cell/>
          <table:table-cell table:style-name="ce23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1009"/>
        </table:table-row>
        <table:table-row table:style-name="ro4">
          <table:table-cell table:number-columns-repeated="3"/>
          <table:covered-table-cell table:number-columns-repeated="12"/>
          <table:table-cell table:number-columns-repeated="1009"/>
        </table:table-row>
        <table:table-row table:style-name="ro5">
          <table:table-cell table:number-columns-repeated="3"/>
          <table:covered-table-cell table:number-columns-repeated="2"/>
          <table:table-cell table:style-name="ce4" office:value-type="string" calcext:value-type="string">
            <text:p>val(S)</text:p>
          </table:table-cell>
          <table:table-cell table:style-name="ce3" office:value-type="string" calcext:value-type="string">
            <text:p>gap(%)</text:p>
          </table:table-cell>
          <table:table-cell table:style-name="ce3" office:value-type="string" calcext:value-type="string">
            <text:p>val(S)</text:p>
          </table:table-cell>
          <table:table-cell table:style-name="ce3" office:value-type="string" calcext:value-type="string">
            <text:p>gap(%)</text:p>
          </table:table-cell>
          <table:table-cell table:style-name="ce3" office:value-type="string" calcext:value-type="string">
            <text:p>val(S)</text:p>
          </table:table-cell>
          <table:table-cell table:style-name="ce3" office:value-type="string" calcext:value-type="string">
            <text:p>gap(%)</text:p>
          </table:table-cell>
          <table:table-cell table:style-name="ce3" office:value-type="string" calcext:value-type="string">
            <text:p>val(S)</text:p>
          </table:table-cell>
          <table:table-cell table:style-name="ce29" office:value-type="string" calcext:value-type="string">
            <text:p>gap(%)</text:p>
          </table:table-cell>
          <table:covered-table-cell table:number-columns-repeated="2"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0" office:value-type="float" office:value="55221" calcext:value-type="float">
            <text:p>55221</text:p>
          </table:table-cell>
          <table:table-cell table:style-name="ce2" office:value-type="float" office:value="0.32" calcext:value-type="float">
            <text:p>0,32</text:p>
          </table:table-cell>
          <table:table-cell table:style-name="ce7" office:value-type="float" office:value="56748" calcext:value-type="float">
            <text:p>5674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5336" calcext:value-type="float">
            <text:p>55336</text:p>
          </table:table-cell>
          <table:table-cell table:style-name="ce7" office:value-type="float" office:value="0.52" calcext:value-type="float">
            <text:p>0,52</text:p>
          </table:table-cell>
          <table:table-cell table:style-name="ce40" office:value-type="float" office:value="55958" calcext:value-type="float">
            <text:p>55958</text:p>
          </table:table-cell>
          <table:table-cell table:style-name="ce42"/>
          <table:table-cell table:style-name="ce70" office:value-type="float" office:value="55046" calcext:value-type="float" table:number-columns-spanned="2" table:number-rows-spanned="1">
            <text:p>55046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58086" calcext:value-type="float">
            <text:p>58086</text:p>
          </table:table-cell>
          <table:table-cell table:style-name="ce2" office:value-type="float" office:value="32.54" calcext:value-type="float">
            <text:p>32,54</text:p>
          </table:table-cell>
          <table:table-cell table:style-name="ce7" office:value-type="float" office:value="40684" calcext:value-type="float">
            <text:p>40684</text:p>
          </table:table-cell>
          <table:table-cell table:style-name="ce7" office:value-type="float" office:value="3.69" calcext:value-type="float">
            <text:p>3,69</text:p>
          </table:table-cell>
          <table:table-cell table:style-name="ce7" office:value-type="float" office:value="39701" calcext:value-type="float">
            <text:p>39701</text:p>
          </table:table-cell>
          <table:table-cell table:style-name="ce7" office:value-type="float" office:value="1.31" calcext:value-type="float">
            <text:p>1,31</text:p>
          </table:table-cell>
          <table:table-cell table:style-name="ce40" office:value-type="float" office:value="39849" calcext:value-type="float">
            <text:p>39849</text:p>
          </table:table-cell>
          <table:table-cell table:style-name="ce44"/>
          <table:table-cell table:style-name="ce71" office:value-type="float" office:value="39182.74" calcext:value-type="float" table:number-columns-spanned="2" table:number-rows-spanned="1">
            <text:p>39182,74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6618" calcext:value-type="float">
            <text:p>216618</text:p>
          </table:table-cell>
          <table:table-cell table:style-name="ce2" office:value-type="float" office:value="7.38" calcext:value-type="float">
            <text:p>7,38</text:p>
          </table:table-cell>
          <table:table-cell table:style-name="ce7" office:value-type="float" office:value="230816" calcext:value-type="float">
            <text:p>230816</text:p>
          </table:table-cell>
          <table:table-cell table:style-name="ce7" office:value-type="float" office:value="13.08" calcext:value-type="float">
            <text:p>13,08</text:p>
          </table:table-cell>
          <table:table-cell table:style-name="ce7" office:value-type="float" office:value="205280" calcext:value-type="float">
            <text:p>205280</text:p>
          </table:table-cell>
          <table:table-cell table:style-name="ce7" office:value-type="float" office:value="2.26" calcext:value-type="float">
            <text:p>2,26</text:p>
          </table:table-cell>
          <table:table-cell table:style-name="ce40" office:value-type="float" office:value="205718" calcext:value-type="float">
            <text:p>205718</text:p>
          </table:table-cell>
          <table:table-cell table:style-name="ce44"/>
          <table:table-cell table:style-name="ce71" office:value-type="float" office:value="200630.73" calcext:value-type="float" table:number-columns-spanned="2" table:number-rows-spanned="1">
            <text:p>200630,73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25868" calcext:value-type="float">
            <text:p>225868</text:p>
          </table:table-cell>
          <table:table-cell table:style-name="ce2" office:value-type="float" office:value="1.47" calcext:value-type="float">
            <text:p>1,47</text:p>
          </table:table-cell>
          <table:table-cell table:style-name="ce7" office:value-type="float" office:value="279688" calcext:value-type="float">
            <text:p>279688</text:p>
          </table:table-cell>
          <table:table-cell table:style-name="ce7" office:value-type="float" office:value="20.43" calcext:value-type="float">
            <text:p>20,43</text:p>
          </table:table-cell>
          <table:table-cell table:style-name="ce7" office:value-type="float" office:value="225390" calcext:value-type="float">
            <text:p>225390</text:p>
          </table:table-cell>
          <table:table-cell table:style-name="ce7" office:value-type="float" office:value="1.26" calcext:value-type="float">
            <text:p>1,26</text:p>
          </table:table-cell>
          <table:table-cell table:style-name="ce40"/>
          <table:table-cell table:style-name="ce44"/>
          <table:table-cell table:style-name="ce71" office:value-type="float" office:value="222539.84" calcext:value-type="float" table:number-columns-spanned="2" table:number-rows-spanned="1">
            <text:p>222539,84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76682" calcext:value-type="float">
            <text:p>476682</text:p>
          </table:table-cell>
          <table:table-cell table:style-name="ce2" office:value-type="float" office:value="25.55" calcext:value-type="float">
            <text:p>25,55</text:p>
          </table:table-cell>
          <table:table-cell table:style-name="ce7" office:value-type="float" office:value="398302" calcext:value-type="float">
            <text:p>398302</text:p>
          </table:table-cell>
          <table:table-cell table:style-name="ce7" office:value-type="float" office:value="10.9" calcext:value-type="float">
            <text:p>10,9</text:p>
          </table:table-cell>
          <table:table-cell table:style-name="ce7" office:value-type="float" office:value="365034" calcext:value-type="float">
            <text:p>365034</text:p>
          </table:table-cell>
          <table:table-cell table:style-name="ce7" office:value-type="float" office:value="2.78" calcext:value-type="float">
            <text:p>2,78</text:p>
          </table:table-cell>
          <table:table-cell table:style-name="ce40"/>
          <table:table-cell table:style-name="ce44"/>
          <table:table-cell table:style-name="ce71" office:value-type="float" office:value="354896.15" calcext:value-type="float" table:number-columns-spanned="2" table:number-rows-spanned="1">
            <text:p>354896,15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52198" calcext:value-type="float">
            <text:p>352198</text:p>
          </table:table-cell>
          <table:table-cell table:style-name="ce2" office:value-type="float" office:value="24.03" calcext:value-type="float">
            <text:p>24,03</text:p>
          </table:table-cell>
          <table:table-cell table:style-name="ce7" office:value-type="float" office:value="296664" calcext:value-type="float">
            <text:p>296664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274656" calcext:value-type="float">
            <text:p>274656</text:p>
          </table:table-cell>
          <table:table-cell table:style-name="ce7" office:value-type="float" office:value="2.59" calcext:value-type="float">
            <text:p>2,59</text:p>
          </table:table-cell>
          <table:table-cell table:style-name="ce40"/>
          <table:table-cell table:style-name="ce44"/>
          <table:table-cell table:style-name="ce71" office:value-type="float" office:value="267551.63" calcext:value-type="float" table:number-columns-spanned="2" table:number-rows-spanned="1">
            <text:p>267551,63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45736" calcext:value-type="float">
            <text:p>345736</text:p>
          </table:table-cell>
          <table:table-cell table:style-name="ce2" office:value-type="float" office:value="41.96" calcext:value-type="float">
            <text:p>41,96</text:p>
          </table:table-cell>
          <table:table-cell table:style-name="ce7" office:value-type="float" office:value="229194" calcext:value-type="float">
            <text:p>229194</text:p>
          </table:table-cell>
          <table:table-cell table:style-name="ce7" office:value-type="float" office:value="12.44" calcext:value-type="float">
            <text:p>12,44</text:p>
          </table:table-cell>
          <table:table-cell table:style-name="ce7" office:value-type="float" office:value="203708" calcext:value-type="float">
            <text:p>203708</text:p>
          </table:table-cell>
          <table:table-cell table:style-name="ce7" office:value-type="float" office:value="1.49" calcext:value-type="float">
            <text:p>1,49</text:p>
          </table:table-cell>
          <table:table-cell table:style-name="ce40"/>
          <table:table-cell table:style-name="ce44"/>
          <table:table-cell table:style-name="ce71" office:value-type="float" office:value="200678.65" calcext:value-type="float" table:number-columns-spanned="2" table:number-rows-spanned="1">
            <text:p>200678,65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11944" calcext:value-type="float">
            <text:p>411944</text:p>
          </table:table-cell>
          <table:table-cell table:style-name="ce2" office:value-type="float" office:value="28.58" calcext:value-type="float">
            <text:p>28,58</text:p>
          </table:table-cell>
          <table:table-cell table:style-name="ce7" office:value-type="float" office:value="314184" calcext:value-type="float">
            <text:p>314184</text:p>
          </table:table-cell>
          <table:table-cell table:style-name="ce7" office:value-type="float" office:value="6.36" calcext:value-type="float">
            <text:p>6,36</text:p>
          </table:table-cell>
          <table:table-cell table:style-name="ce7" office:value-type="float" office:value="302536" calcext:value-type="float">
            <text:p>302536</text:p>
          </table:table-cell>
          <table:table-cell table:style-name="ce7" office:value-type="float" office:value="2.75" calcext:value-type="float">
            <text:p>2,75</text:p>
          </table:table-cell>
          <table:table-cell table:style-name="ce40"/>
          <table:table-cell table:style-name="ce44"/>
          <table:table-cell table:style-name="ce71" office:value-type="float" office:value="294201.28" calcext:value-type="float" table:number-columns-spanned="2" table:number-rows-spanned="1">
            <text:p>294201,28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20166" calcext:value-type="float">
            <text:p>220166</text:p>
          </table:table-cell>
          <table:table-cell table:style-name="ce2" office:value-type="float" office:value="24.95" calcext:value-type="float">
            <text:p>24,95</text:p>
          </table:table-cell>
          <table:table-cell table:style-name="ce7" office:value-type="float" office:value="183314" calcext:value-type="float">
            <text:p>183314</text:p>
          </table:table-cell>
          <table:table-cell table:style-name="ce7" office:value-type="float" office:value="9.87" calcext:value-type="float">
            <text:p>9,87</text:p>
          </table:table-cell>
          <table:table-cell table:style-name="ce7" office:value-type="float" office:value="169936" calcext:value-type="float">
            <text:p>169936</text:p>
          </table:table-cell>
          <table:table-cell table:style-name="ce7" office:value-type="float" office:value="2.77" calcext:value-type="float">
            <text:p>2,77</text:p>
          </table:table-cell>
          <table:table-cell table:style-name="ce40"/>
          <table:table-cell table:style-name="ce44"/>
          <table:table-cell table:style-name="ce71" office:value-type="float" office:value="165228.04" calcext:value-type="float" table:number-columns-spanned="2" table:number-rows-spanned="1">
            <text:p>165228,04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7872" calcext:value-type="float">
            <text:p>187872</text:p>
          </table:table-cell>
          <table:table-cell table:style-name="ce65" office:value-type="float" office:value="18.34" calcext:value-type="float">
            <text:p>18,34</text:p>
          </table:table-cell>
          <table:table-cell table:style-name="ce13" office:value-type="float" office:value="162034" calcext:value-type="float">
            <text:p>162034</text:p>
          </table:table-cell>
          <table:table-cell table:style-name="ce13" office:value-type="float" office:value="5.32" calcext:value-type="float">
            <text:p>5,32</text:p>
          </table:table-cell>
          <table:table-cell table:style-name="ce13" office:value-type="float" office:value="158424" calcext:value-type="float">
            <text:p>158424</text:p>
          </table:table-cell>
          <table:table-cell table:style-name="ce13" office:value-type="float" office:value="3.16" calcext:value-type="float">
            <text:p>3,16</text:p>
          </table:table-cell>
          <table:table-cell table:style-name="ce41"/>
          <table:table-cell table:style-name="ce45"/>
          <table:table-cell table:style-name="ce69" office:value-type="float" office:value="153410.81" calcext:value-type="float" table:number-columns-spanned="2" table:number-rows-spanned="1">
            <text:p>153410,81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3" office:value-type="string" calcext:value-type="string" table:number-columns-spanned="1" table:number-rows-spanned="3">
            <text:p>INSTANCIAS</text:p>
          </table:table-cell>
          <table:table-cell table:style-name="ce23" office:value-type="string" calcext:value-type="string" table:number-columns-spanned="1" table:number-rows-spanned="3">
            <text:p>GRUPO</text:p>
          </table:table-cell>
          <table:table-cell table:style-name="ce75" office:value-type="string" calcext:value-type="string" table:number-columns-spanned="2" table:number-rows-spanned="2">
            <text:p>GUROBI</text:p>
          </table:table-cell>
          <table:covered-table-cell/>
          <table:table-cell table:style-name="ce75" office:value-type="string" calcext:value-type="string" table:number-columns-spanned="2" table:number-rows-spanned="2">
            <text:p>BRKGA</text:p>
          </table:table-cell>
          <table:covered-table-cell/>
          <table:table-cell table:style-name="ce75" office:value-type="string" calcext:value-type="string" table:number-columns-spanned="2" table:number-rows-spanned="2">
            <text:p>VNS</text:p>
          </table:table-cell>
          <table:covered-table-cell/>
          <table:table-cell table:style-name="ce75" office:value-type="string" calcext:value-type="string" table:number-columns-spanned="2" table:number-rows-spanned="2">
            <text:p>GRASP + VND</text:p>
          </table:table-cell>
          <table:covered-table-cell/>
          <table:table-cell table:style-name="ce73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3"/>
          <table:covered-table-cell table:number-columns-repeated="12"/>
          <table:table-cell table:number-columns-repeated="1009"/>
        </table:table-row>
        <table:table-row table:style-name="ro5">
          <table:table-cell table:number-columns-repeated="3"/>
          <table:covered-table-cell table:number-columns-repeated="2"/>
          <table:table-cell table:style-name="ce4" office:value-type="string" calcext:value-type="string">
            <text:p>val(S)</text:p>
          </table:table-cell>
          <table:table-cell table:style-name="ce3" office:value-type="string" calcext:value-type="string">
            <text:p>gap(%)</text:p>
          </table:table-cell>
          <table:table-cell table:style-name="ce3" office:value-type="string" calcext:value-type="string">
            <text:p>val(S)</text:p>
          </table:table-cell>
          <table:table-cell table:style-name="ce29" office:value-type="string" calcext:value-type="string">
            <text:p>gap(%)</text:p>
          </table:table-cell>
          <table:table-cell table:style-name="ce3" office:value-type="string" calcext:value-type="string">
            <text:p>val(S)</text:p>
          </table:table-cell>
          <table:table-cell table:style-name="ce4" office:value-type="string" calcext:value-type="string">
            <text:p>gap(%)</text:p>
          </table:table-cell>
          <table:table-cell table:style-name="ce3" office:value-type="string" calcext:value-type="string">
            <text:p>val(S)</text:p>
          </table:table-cell>
          <table:table-cell table:style-name="ce3" office:value-type="string" calcext:value-type="string">
            <text:p>gap(%)</text:p>
          </table:table-cell>
          <table:covered-table-cell table:number-columns-repeated="2"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4" office:value-type="string" calcext:value-type="string">
            <text:p>#</text:p>
          </table:table-cell>
          <table:table-cell table:style-name="ce48" office:value-type="float" office:value="799712" calcext:value-type="float">
            <text:p>799712</text:p>
          </table:table-cell>
          <table:table-cell table:style-name="ce47" office:value-type="float" office:value="16.31" calcext:value-type="float">
            <text:p>16,31</text:p>
          </table:table-cell>
          <table:table-cell table:style-name="ce48" office:value-type="float" office:value="675047" calcext:value-type="float">
            <text:p>675047</text:p>
          </table:table-cell>
          <table:table-cell table:style-name="ce66" office:value-type="float" office:value="0.85" calcext:value-type="float">
            <text:p>0,85</text:p>
          </table:table-cell>
          <table:table-cell table:style-name="ce48"/>
          <table:table-cell table:style-name="ce49"/>
          <table:table-cell table:style-name="ce70" office:value-type="float" office:value="669297.34" calcext:value-type="float" table:number-columns-spanned="2" table:number-rows-spanned="1">
            <text:p>669297,34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#</text:p>
          </table:table-cell>
          <table:table-cell table:style-name="ce7" office:value-type="float" office:value="1215812" calcext:value-type="float">
            <text:p>1215812</text:p>
          </table:table-cell>
          <table:table-cell table:style-name="ce40" office:value-type="float" office:value="10.58" calcext:value-type="float">
            <text:p>10,58</text:p>
          </table:table-cell>
          <table:table-cell table:style-name="ce7" office:value-type="float" office:value="1184862" calcext:value-type="float">
            <text:p>1184862</text:p>
          </table:table-cell>
          <table:table-cell table:style-name="ce67" office:value-type="float" office:value="8.24" calcext:value-type="float">
            <text:p>8,24</text:p>
          </table:table-cell>
          <table:table-cell table:style-name="ce7"/>
          <table:table-cell table:style-name="ce50"/>
          <table:table-cell table:style-name="ce71" office:value-type="float" office:value="1087204.41" calcext:value-type="float" table:number-columns-spanned="2" table:number-rows-spanned="1">
            <text:p>1087204,41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#</text:p>
          </table:table-cell>
          <table:table-cell table:style-name="ce7" office:value-type="float" office:value="1170448" calcext:value-type="float">
            <text:p>1170448</text:p>
          </table:table-cell>
          <table:table-cell table:style-name="ce40" office:value-type="float" office:value="10.56" calcext:value-type="float">
            <text:p>10,56</text:p>
          </table:table-cell>
          <table:table-cell table:style-name="ce7" office:value-type="float" office:value="1120546" calcext:value-type="float">
            <text:p>1120546</text:p>
          </table:table-cell>
          <table:table-cell table:style-name="ce67" office:value-type="float" office:value="6.58" calcext:value-type="float">
            <text:p>6,58</text:p>
          </table:table-cell>
          <table:table-cell table:style-name="ce7"/>
          <table:table-cell table:style-name="ce50"/>
          <table:table-cell table:style-name="ce71" office:value-type="float" office:value="1046815.84" calcext:value-type="float" table:number-columns-spanned="2" table:number-rows-spanned="1">
            <text:p>1046815,84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#</text:p>
          </table:table-cell>
          <table:table-cell table:style-name="ce7" office:value-type="float" office:value="575898" calcext:value-type="float">
            <text:p>575898</text:p>
          </table:table-cell>
          <table:table-cell table:style-name="ce40" office:value-type="float" office:value="12.27" calcext:value-type="float">
            <text:p>12,27</text:p>
          </table:table-cell>
          <table:table-cell table:style-name="ce7" office:value-type="float" office:value="562649" calcext:value-type="float">
            <text:p>562649</text:p>
          </table:table-cell>
          <table:table-cell table:style-name="ce67" office:value-type="float" office:value="10.2" calcext:value-type="float">
            <text:p>10,2</text:p>
          </table:table-cell>
          <table:table-cell table:style-name="ce7"/>
          <table:table-cell table:style-name="ce50"/>
          <table:table-cell table:style-name="ce71" office:value-type="float" office:value="505247.11" calcext:value-type="float" table:number-columns-spanned="2" table:number-rows-spanned="1">
            <text:p>505247,11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#</text:p>
          </table:table-cell>
          <table:table-cell table:style-name="ce7" office:value-type="float" office:value="2421770" calcext:value-type="float">
            <text:p>2421770</text:p>
          </table:table-cell>
          <table:table-cell table:style-name="ce40" office:value-type="float" office:value="10.11" calcext:value-type="float">
            <text:p>10,11</text:p>
          </table:table-cell>
          <table:table-cell table:style-name="ce7" office:value-type="float" office:value="2336756" calcext:value-type="float">
            <text:p>2336756</text:p>
          </table:table-cell>
          <table:table-cell table:style-name="ce67" office:value-type="float" office:value="6.84" calcext:value-type="float">
            <text:p>6,84</text:p>
          </table:table-cell>
          <table:table-cell table:style-name="ce7"/>
          <table:table-cell table:style-name="ce50"/>
          <table:table-cell table:style-name="ce71" office:value-type="float" office:value="2177014.39" calcext:value-type="float" table:number-columns-spanned="2" table:number-rows-spanned="1">
            <text:p>2177014,39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#</text:p>
          </table:table-cell>
          <table:table-cell table:style-name="ce7" office:value-type="float" office:value="688221" calcext:value-type="float">
            <text:p>688221</text:p>
          </table:table-cell>
          <table:table-cell table:style-name="ce40" office:value-type="float" office:value="8.82" calcext:value-type="float">
            <text:p>8,82</text:p>
          </table:table-cell>
          <table:table-cell table:style-name="ce7" office:value-type="float" office:value="638856" calcext:value-type="float">
            <text:p>638856</text:p>
          </table:table-cell>
          <table:table-cell table:style-name="ce67" office:value-type="float" office:value="1.77" calcext:value-type="float">
            <text:p>1,77</text:p>
          </table:table-cell>
          <table:table-cell table:style-name="ce7"/>
          <table:table-cell table:style-name="ce50"/>
          <table:table-cell table:style-name="ce71" office:value-type="float" office:value="627518.62" calcext:value-type="float" table:number-columns-spanned="2" table:number-rows-spanned="1">
            <text:p>627518,62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#</text:p>
          </table:table-cell>
          <table:table-cell table:style-name="ce7" office:value-type="float" office:value="740766" calcext:value-type="float">
            <text:p>740766</text:p>
          </table:table-cell>
          <table:table-cell table:style-name="ce40" office:value-type="float" office:value="10.78" calcext:value-type="float">
            <text:p>10,78</text:p>
          </table:table-cell>
          <table:table-cell table:style-name="ce7" office:value-type="float" office:value="700088" calcext:value-type="float">
            <text:p>700088</text:p>
          </table:table-cell>
          <table:table-cell table:style-name="ce67" office:value-type="float" office:value="5.6" calcext:value-type="float">
            <text:p>5,6</text:p>
          </table:table-cell>
          <table:table-cell table:style-name="ce7"/>
          <table:table-cell table:style-name="ce50"/>
          <table:table-cell table:style-name="ce71" office:value-type="float" office:value="660895.74" calcext:value-type="float" table:number-columns-spanned="2" table:number-rows-spanned="1">
            <text:p>660895,74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#</text:p>
          </table:table-cell>
          <table:table-cell table:style-name="ce7" office:value-type="float" office:value="1644154" calcext:value-type="float">
            <text:p>1644154</text:p>
          </table:table-cell>
          <table:table-cell table:style-name="ce40" office:value-type="float" office:value="10.23" calcext:value-type="float">
            <text:p>10,23</text:p>
          </table:table-cell>
          <table:table-cell table:style-name="ce7" office:value-type="float" office:value="1586917" calcext:value-type="float">
            <text:p>1586917</text:p>
          </table:table-cell>
          <table:table-cell table:style-name="ce67" office:value-type="float" office:value="6.99" calcext:value-type="float">
            <text:p>6,99</text:p>
          </table:table-cell>
          <table:table-cell table:style-name="ce7"/>
          <table:table-cell table:style-name="ce50"/>
          <table:table-cell table:style-name="ce71" office:value-type="float" office:value="1476018.14" calcext:value-type="float" table:number-columns-spanned="2" table:number-rows-spanned="1">
            <text:p>1476018,14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#</text:p>
          </table:table-cell>
          <table:table-cell table:style-name="ce7" office:value-type="float" office:value="887275" calcext:value-type="float">
            <text:p>887275</text:p>
          </table:table-cell>
          <table:table-cell table:style-name="ce40" office:value-type="float" office:value="12.97" calcext:value-type="float">
            <text:p>12,97</text:p>
          </table:table-cell>
          <table:table-cell table:style-name="ce7" office:value-type="float" office:value="778329" calcext:value-type="float">
            <text:p>778329</text:p>
          </table:table-cell>
          <table:table-cell table:style-name="ce67" office:value-type="float" office:value="0.79" calcext:value-type="float">
            <text:p>0,79</text:p>
          </table:table-cell>
          <table:table-cell table:style-name="ce7"/>
          <table:table-cell table:style-name="ce50"/>
          <table:table-cell table:style-name="ce71" office:value-type="float" office:value="772193.86" calcext:value-type="float" table:number-columns-spanned="2" table:number-rows-spanned="1">
            <text:p>772193,86</text:p>
          </table:table-cell>
          <table:covered-table-cell/>
          <table:table-cell table:number-columns-repeated="1009"/>
        </table:table-row>
        <table:table-row table:style-name="ro3">
          <table:table-cell table:number-columns-repeated="3"/>
          <table:table-cell table:style-name="ce13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56" office:value-type="string" calcext:value-type="string">
            <text:p>#</text:p>
          </table:table-cell>
          <table:table-cell table:style-name="ce57" office:value-type="string" calcext:value-type="string">
            <text:p>#</text:p>
          </table:table-cell>
          <table:table-cell table:style-name="ce13" office:value-type="float" office:value="953561" calcext:value-type="float">
            <text:p>953561</text:p>
          </table:table-cell>
          <table:table-cell table:style-name="ce41" office:value-type="float" office:value="10.52" calcext:value-type="float">
            <text:p>10,52</text:p>
          </table:table-cell>
          <table:table-cell table:style-name="ce13" office:value-type="float" office:value="940041" calcext:value-type="float">
            <text:p>940041</text:p>
          </table:table-cell>
          <table:table-cell table:style-name="ce68" office:value-type="float" office:value="9.23" calcext:value-type="float">
            <text:p>9,23</text:p>
          </table:table-cell>
          <table:table-cell table:style-name="ce13"/>
          <table:table-cell table:style-name="ce14"/>
          <table:table-cell table:style-name="ce69" office:value-type="float" office:value="853237.37" calcext:value-type="float" table:number-columns-spanned="2" table:number-rows-spanned="1">
            <text:p>853237,37</text:p>
          </table:table-cell>
          <table:covered-table-cell/>
          <table:table-cell table:number-columns-repeated="100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creation-date>2021-06-04T15:37:41Z</meta:creation-date>
    <dc:date>2021-06-05T02:14:47.643042883</dc:date>
    <meta:editing-cycles>3</meta:editing-cycles>
    <meta:editing-duration>PT8M21S</meta:editing-duration>
    <meta:document-statistic meta:table-count="1" meta:cell-count="290" meta:object-count="0"/>
  </office:meta>
</office:document-meta>
</file>